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92f0" officeooo:paragraph-rsid="001092f0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92f0" officeooo:paragraph-rsid="001101e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92f0" officeooo:paragraph-rsid="0012acbf" style:font-size-asian="12pt" style:font-weight-asian="normal" style:font-size-complex="12pt" style:font-weight-complex="normal"/>
    </style:style>
    <style:style style:name="P4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92f0" officeooo:paragraph-rsid="001092f0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4pt" style:font-size-asian="24pt" style:font-size-complex="2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Nem Adiantou<text:tab/></text:span><text:tab/><text:tab/><text:span text:style-name="T1">Andréa Fontes</text:span></text:p>
      <text:p text:style-name="P1">Nem adiantou dizer que era sem futuro</text:p>
      <text:p text:style-name="P1">Um trapo entre os monturos</text:p>
      <text:p text:style-name="P1">E que a lugar nenhum eu chegaria</text:p>
      <text:p text:style-name="P1">Nem adiantou lutar contra a minha vida</text:p>
      <text:p text:style-name="P1">Fechar todas as saídas e ficar de longe só pra ver no que daria</text:p>
      <text:p text:style-name="P1">O inimigo esqueceu que eu sirvo a um Deus</text:p>
      <text:p text:style-name="P1">Que se levanta do trono por causa de um gemido</text:p>
      <text:p text:style-name="P1">Lembraram de me perseguir, lembraram de tudo fazer</text:p>
      <text:p text:style-name="P1">Mas esqueceram de um detalhe</text:p>
      <text:p text:style-name="P1">É que Deus é meu amigo</text:p>
      <text:p text:style-name="P1"/>
      <text:p text:style-name="P1">Eu vi inimigos lutando, lutando</text:p>
      <text:p text:style-name="P1">Mas eu ia vencendo, vencendo, vencendo</text:p>
      <text:p text:style-name="P1">E quanto mais apertavam, oprimiam e lutavam</text:p>
      <text:p text:style-name="P1">Eu estava crescendo, crescendo, crescendo</text:p>
      <text:p text:style-name="P1">Não adianta levantar contra os ungidos</text:p>
      <text:p text:style-name="P1">Deus abre caminho no meio da tribulação</text:p>
      <text:p text:style-name="P1">Pode apertar e falar de mim o que quiser</text:p>
      <text:p text:style-name="P1">Não adianta, eu vou romper a minha fé</text:p>
      <text:p text:style-name="P1">E Deus vai me fazer campeão</text:p>
      <text:p text:style-name="P1"/>
      <text:p text:style-name="P1">Ninguém vai me parar, eu nasci pra vencer</text:p>
      <text:p text:style-name="P1">Se alguém me abandonar, Deus vai me acolher</text:p>
      <text:p text:style-name="P1">Ainda tem surpresas que vem por aí das mãos do meu Senhor</text:p>
      <text:p text:style-name="P1">Se tentar me impedir, eu vou continuar</text:p>
      <text:p text:style-name="P1">Eu vou vencer cantando, eu nasci pra adorar</text:p>
      <text:p text:style-name="P1">Vão ouvir a notícia que eu sobrevivi</text:p>
      <text:p text:style-name="P1">Se alguém ainda tentar com tudo que eu sofri</text:p>
      <text:p text:style-name="P1">Nem adiantou</text:p>
      <text:p text:style-name="P1"/>
      <text:p text:style-name="P1">Eu vi inimigos lutando, lutando</text:p>
      <text:p text:style-name="P1">Mas eu ia vencendo, vencendo, vencendo</text:p>
      <text:p text:style-name="P1">E quanto mais apertavam, oprimiam e lutavam</text:p>
      <text:p text:style-name="P1">Eu estava crescendo, crescendo, crescendo</text:p>
      <text:p text:style-name="P1">Não adianta levantar contra os ungidos</text:p>
      <text:p text:style-name="P1">Deus abre caminho no meio da tribulação</text:p>
      <text:p text:style-name="P1">Pode apertar e falar de mim o que quiser</text:p>
      <text:p text:style-name="P1">Não adianta, eu vou romper a minha fé</text:p>
      <text:p text:style-name="P3">E Deus vai me fazer campeão</text:p>
      <text:p text:style-name="P3"><text:span text:style-name="T2">Nem Adiantou<text:tab/></text:span><text:tab/><text:tab/><text:span text:style-name="T1">Andréa Fontes</text:span></text:p>
      <text:p text:style-name="P2">Nem adiantou dizer que era sem futuro</text:p>
      <text:p text:style-name="P2">Um trapo entre os monturos</text:p>
      <text:p text:style-name="P2">E que a lugar nenhum eu chegaria</text:p>
      <text:p text:style-name="P2">Nem adiantou lutar contra a minha vida</text:p>
      <text:p text:style-name="P2">Fechar todas as saídas e ficar de longe só pra ver no que daria</text:p>
      <text:p text:style-name="P2">O inimigo esqueceu que eu sirvo a um Deus</text:p>
      <text:p text:style-name="P2">Que se levanta do trono por causa de um gemido</text:p>
      <text:p text:style-name="P2">Lembraram de me perseguir, lembraram de tudo fazer</text:p>
      <text:p text:style-name="P2">Mas esqueceram de um detalhe</text:p>
      <text:p text:style-name="P2">É que Deus é meu amigo</text:p>
      <text:p text:style-name="P2"/>
      <text:p text:style-name="P2">Eu vi inimigos lutando, lutando</text:p>
      <text:p text:style-name="P2">Mas eu ia vencendo, vencendo, vencendo</text:p>
      <text:p text:style-name="P2">E quanto mais apertavam, oprimiam e lutavam</text:p>
      <text:p text:style-name="P2">Eu estava crescendo, crescendo, crescendo</text:p>
      <text:p text:style-name="P2">Não adianta levantar contra os ungidos</text:p>
      <text:p text:style-name="P2">Deus abre caminho no meio da tribulação</text:p>
      <text:p text:style-name="P2">Pode apertar e falar de mim o que quiser</text:p>
      <text:p text:style-name="P2">Não adianta, eu vou romper a minha fé</text:p>
      <text:p text:style-name="P2">E Deus vai me fazer campeão</text:p>
      <text:p text:style-name="P2"/>
      <text:p text:style-name="P2">Ninguém vai me parar, eu nasci pra vencer</text:p>
      <text:p text:style-name="P2">Se alguém me abandonar, Deus vai me acolher</text:p>
      <text:p text:style-name="P2">Ainda tem surpresas que vem por aí das mãos do meu Senhor</text:p>
      <text:p text:style-name="P2">Se tentar me impedir, eu vou continuar</text:p>
      <text:p text:style-name="P2">Eu vou vencer cantando, eu nasci pra adorar</text:p>
      <text:p text:style-name="P2">Vão ouvir a notícia que eu sobrevivi</text:p>
      <text:p text:style-name="P2">Se alguém ainda tentar com tudo que eu sofri</text:p>
      <text:p text:style-name="P2">Nem adiantou</text:p>
      <text:p text:style-name="P2"/>
      <text:p text:style-name="P2">Eu vi inimigos lutando, lutando</text:p>
      <text:p text:style-name="P2">Mas eu ia vencendo, vencendo, vencendo</text:p>
      <text:p text:style-name="P2">E quanto mais apertavam, oprimiam e lutavam</text:p>
      <text:p text:style-name="P2">Eu estava crescendo, crescendo, crescendo</text:p>
      <text:p text:style-name="P2">Não adianta levantar contra os ungidos</text:p>
      <text:p text:style-name="P2">Deus abre caminho no meio da tribulação</text:p>
      <text:p text:style-name="P2">Pode apertar e falar de mim o que quiser</text:p>
      <text:p text:style-name="P2">Não adianta, eu vou romper a minha fé</text:p>
      <text:p text:style-name="P2">E Deus vai me fazer campe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7T16:39:48.285290928</dc:date>
    <meta:editing-cycles>13</meta:editing-cycles>
    <meta:editing-duration>PT18M48S</meta:editing-duration>
    <meta:generator>LibreOffice/5.1.4.2$Linux_X86_64 LibreOffice_project/10m0$Build-2</meta:generator>
    <meta:document-statistic meta:table-count="0" meta:image-count="0" meta:object-count="0" meta:page-count="1" meta:paragraph-count="74" meta:word-count="522" meta:character-count="2786" meta:non-whitespace-character-count="2334"/>
  </office:meta>
</office:document-meta>
</file>